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81A000026E0B0C4C4F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宋体" svg:font-family="宋体, SimSu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069in" table:align="center" style:writing-mode="lr-tb"/>
    </style:style>
    <style:style style:name="Table1.A" style:family="table-column">
      <style:table-column-properties style:column-width="0.9076in"/>
    </style:style>
    <style:style style:name="Table1.B" style:family="table-column">
      <style:table-column-properties style:column-width="0.3424in"/>
    </style:style>
    <style:style style:name="Table1.C" style:family="table-column">
      <style:table-column-properties style:column-width="0.3028in"/>
    </style:style>
    <style:style style:name="Table1.D" style:family="table-column">
      <style:table-column-properties style:column-width="0.3222in"/>
    </style:style>
    <style:style style:name="Table1.F" style:family="table-column">
      <style:table-column-properties style:column-width="0.3292in"/>
    </style:style>
    <style:style style:name="Table1.1" style:family="table-row">
      <style:table-row-properties style:min-row-height="0.2313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167in" fo:keep-together="auto"/>
    </style:style>
    <style:style style:name="Table1.3" style:family="table-row">
      <style:table-row-properties style:min-row-height="0.1167in" fo:keep-together="auto"/>
    </style:style>
    <style:style style:name="Table1.4" style:family="table-row">
      <style:table-row-properties style:min-row-height="0.191in" fo:keep-together="auto"/>
    </style:style>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Heading_20_2" style:list-style-name="">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Heading_20_2" style:list-style-name="" style:master-page-name="Standard">
      <style:paragraph-properties fo:margin-left="0in" fo:margin-right="0in" fo:margin-top="0in" fo:margin-bottom="0in" loext:contextual-spacing="false" fo:text-align="center" style:justify-single-word="false" fo:text-indent="0in" style:auto-text-indent="false" style:page-number="auto"/>
      <style:text-properties style:font-name="Times New Roman" fo:font-size="12pt" fo:font-style="normal" fo:font-weight="normal" style:letter-kerning="true" style:font-size-asian="12pt" style:font-style-asian="normal" style:font-weight-asian="normal" style:font-name-complex="Times New Roman" style:font-size-complex="12pt"/>
    </style:style>
    <style:style style:name="P4" style:family="paragraph" style:parent-style-name="List_20_Paragraph" style:list-style-name="WW8Num11"/>
    <style:style style:name="P5" style:family="paragraph" style:parent-style-name="List_20_Paragraph" style:list-style-name="WW8Num11">
      <style:paragraph-properties fo:text-align="justify" style:justify-single-word="false"/>
    </style:style>
    <style:style style:name="P6" style:family="paragraph" style:parent-style-name="List_20_Paragraph" style:list-style-name="WW8Num11">
      <style:text-properties style:font-name="Times New Roman" style:font-name-complex="Times New Roman"/>
    </style:style>
    <style:style style:name="P7" style:family="paragraph" style:parent-style-name="List_20_Paragraph">
      <style:paragraph-properties fo:margin-left="0in" fo:margin-right="0in" fo:text-align="center" style:justify-single-word="false" fo:text-indent="0in" style:auto-text-indent="false"/>
    </style:style>
    <style:style style:name="P8" style:family="paragraph" style:parent-style-name="List_20_Paragraph">
      <style:paragraph-properties fo:margin-left="0in" fo:margin-right="0in" fo:text-indent="0in" style:auto-text-indent="false"/>
      <style:text-properties style:font-name="Times New Roman" style:font-name-complex="Times New Roman"/>
    </style:style>
    <style:style style:name="P9" style:family="paragraph" style:parent-style-name="List_20_Paragraph">
      <style:paragraph-properties fo:margin-left="0in" fo:margin-right="0in" fo:text-align="center" style:justify-single-word="false" fo:text-indent="0in" style:auto-text-indent="false"/>
      <style:text-properties style:font-name="Times New Roman" style:font-name-complex="Times New Roman"/>
    </style:style>
    <style:style style:name="P10" style:family="paragraph" style:parent-style-name="List_20_Paragraph">
      <style:paragraph-properties fo:margin-left="0in" fo:margin-right="0in" fo:text-indent="0in" style:auto-text-indent="false" style:snap-to-layout-grid="false"/>
      <style:text-properties style:font-name="Times New Roman" style:font-name-complex="Times New Roman"/>
    </style:style>
    <style:style style:name="P11" style:family="paragraph" style:parent-style-name="List_20_Paragraph">
      <style:paragraph-properties fo:margin-left="0.25in" fo:margin-right="0in" fo:text-indent="0in" style:auto-text-indent="false"/>
    </style:style>
    <style:style style:name="P12" style:family="paragraph" style:parent-style-name="List_20_Paragraph">
      <style:paragraph-properties fo:margin-left="0.25in" fo:margin-right="0in" fo:text-indent="0in" style:auto-text-indent="false"/>
      <style:text-properties style:font-name="Times New Roman" style:font-name-complex="Times New Roman"/>
    </style:style>
    <style:style style:name="P13" style:family="paragraph" style:parent-style-name="Normal_20__28_Web_29_">
      <style:paragraph-properties fo:margin-top="0in" fo:margin-bottom="0in" loext:contextual-spacing="false"/>
      <style:text-properties fo:font-size="11pt" style:font-size-asian="11pt" style:font-size-complex="11pt"/>
    </style:style>
    <style:style style:name="P14" style:family="paragraph" style:parent-style-name="Normal_20__28_Web_29_">
      <style:paragraph-properties fo:margin-top="0in" fo:margin-bottom="0in" loext:contextual-spacing="false"/>
      <style:text-properties fo:font-size="10pt" style:font-size-asian="10pt" style:font-size-complex="10pt"/>
    </style:style>
    <style:style style:name="P15" style:family="paragraph" style:parent-style-name="Default">
      <style:paragraph-properties fo:text-align="justify" style:justify-single-word="false"/>
    </style:style>
    <style:style style:name="P16" style:family="paragraph" style:parent-style-name="Default">
      <style:paragraph-properties fo:text-align="justify" style:justify-single-word="false"/>
      <style:text-properties fo:font-size="11pt" style:font-size-asian="11pt" style:font-size-complex="11pt"/>
    </style:style>
    <style:style style:name="T1" style:family="text">
      <style:text-properties fo:font-size="12pt" style:font-size-asian="12pt"/>
    </style:style>
    <style:style style:name="T2" style:family="text">
      <style:text-properties style:font-name="Times New Roman" fo:font-size="12pt" fo:font-style="normal" fo:font-weight="normal" style:letter-kerning="true" style:font-size-asian="12pt" style:font-style-asian="normal" style:font-weight-asian="normal" style:font-name-complex="Times New Roman" style:font-size-complex="12pt"/>
    </style:style>
    <style:style style:name="T3" style:family="text">
      <style:text-properties style:font-name="Times New Roman" fo:font-size="14pt" fo:font-style="normal" style:letter-kerning="true" style:font-size-asian="14pt" style:font-style-asian="normal" style:font-name-complex="Times New Roman" style:font-size-complex="14pt"/>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style="italic" style:font-style-asian="italic" style:font-name-complex="Times New Roman" style:font-style-complex="italic"/>
    </style:style>
    <style:style style:name="T7" style:family="text">
      <style:text-properties fo:font-size="11pt" style:font-size-asian="11pt"/>
    </style:style>
    <style:style style:name="T8" style:family="text">
      <style:text-properties fo:font-size="11pt" style:font-size-asian="11pt" style:font-size-complex="11pt"/>
    </style:style>
    <style:style style:name="T9" style:family="text">
      <style:text-properties fo:font-size="11pt" style:font-name-asian="Times New Roman"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style:style style:name="T13" style:family="text">
      <style:text-properties style:text-position="sub 58%" style:font-name="Times New Roman" fo:font-style="italic" style:font-style-asian="italic" style:font-name-complex="Times New Roman" style:font-style-complex="italic"/>
    </style:style>
    <style:style style:name="T14" style:family="text">
      <style:text-properties style:text-position="sub 58%" style:font-name="Times New Roman" style:font-name-complex="Times New Roman"/>
    </style:style>
    <style:style style:name="T15" style:family="text">
      <style:text-properties style:text-position="super 58%" style:font-name="Times New Roman" style:font-name-complex="Times New Roman"/>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middle" style:vertical-rel="text"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esign and Analysis of Algorithms</text:h>
      <text:h text:style-name="P2" text:outline-level="2"><text:span text:style-name="T2">CS375 Spring 2016</text:span></text:h>
      <text:h text:style-name="P2" text:outline-level="2"><text:span text:style-name="T3">Theory Assignment 3</text:span></text:h>
      <text:p text:style-name="P1"><text:span text:style-name="T1">Release Date: 3/18/2016</text:span></text:p>
      <text:p text:style-name="P1"><text:span text:style-name="T1">Due: 4/6/2016 (Wednesday) at start of class</text:span></text:p>
      <text:p text:style-name="P13"/>
      <text:p text:style-name="P16">Remember to include the following statement at the start of your answers with a signature by the side. </text:p>
      <text:p text:style-name="P16"/>
      <text:p text:style-name="P15"><text:span text:style-name="T9">“</text:span><text:span text:style-name="T8">I have done this assignment completely on my own. I have not copied it, nor have I given my solution to anyone else. I understand that if I am involved in plagiarism or cheating I will have to sign an official form that I have cheated and that this form will be stored in my official university record. I also understand that I will receive a grade of </text:span><text:span text:style-name="T10">0 </text:span><text:span text:style-name="T8">for the involved assignment for my first offense and that I will receive a grade of </text:span><text:span text:style-name="T10">“F” for the course </text:span><text:span text:style-name="T8">for any additional offense.” </text:span></text:p>
      <text:p text:style-name="P13"/>
      <text:p text:style-name="P13">All solutions of theory assignments must be typed (no handwritten solutions) and submitted in hard copy. Advance electronic submission to the TA is acceptable if the student is expected to miss the class on the due date.</text:p>
      <text:p text:style-name="P14"/>
      <text:list xml:id="list6906491949890122695" text:style-name="WW8Num11">
        <text:list-item>
          <text:p text:style-name="P4"><text:span text:style-name="T4">[10%] Suppose the capacity of the knapsack is 30 and the set of items S =</text:span><text:span text:style-name="T5"> </text:span><text:span text:style-name="T4">{(</text:span><text:span text:style-name="T6">item</text:span><text:span text:style-name="T13">1</text:span><text:span text:style-name="T6">,</text:span><text:span text:style-name="T4"> 5, $50), (</text:span><text:span text:style-name="T6">item</text:span><text:span text:style-name="T13">2</text:span><text:span text:style-name="T4">, 20, $140), (</text:span><text:span text:style-name="T6">item</text:span><text:span text:style-name="T13">3</text:span><text:span text:style-name="T4">, 10, $60), (</text:span><text:span text:style-name="T6">item</text:span><text:span text:style-name="T13">4</text:span><text:span text:style-name="T4">, 10, $80)} where each element of set S represents (item, weight, profit). Find an optimal solution for the fractional knapsack problem using the greedy algorithm introduced in class. Show both the order in which the items are selected and the optimal solution you find.</text:span></text:p>
        </text:list-item>
        <text:list-item>
          <text:p text:style-name="P4"><text:span text:style-name="T4">[30%] Find a longest common subsequence (LCS) between two strings X = APPLE and Y = PLATE using the dynamic programming algorithm discussed in class. Provide your solution steps in a table that includes the solutions for all possible subproblems and directed arrows (diagonal, left, and up arrows) needed to find an LCS in the end. [20%]. Use the recursive method discussed in class to find an LCS based on the information stored in the table. [5%] Note: show both an LCS and the path that leads to the LCS. </text:span></text:p>
        </text:list-item>
        <text:list-item>
          <text:p text:style-name="P5"><text:span text:style-name="T4">[10%] Briefly describe how to extend the depth first search (DFS) algorithm to determine whether a directed graph has a cycle (You may give a sketch of pseudo code and highlight the lines that are different from the original DFS algorithm. Comment your pseudo code to make it easy to understand).</text:span></text:p>
        </text:list-item>
        <text:list-item>
          <text:p text:style-name="P5"><text:span text:style-name="T4">[15%] In graph theory, a </text:span><text:span text:style-name="T5">connected component</text:span><text:span text:style-name="T4"> of an undirected graph is a subgraph in which any two vertices are reachable to each other (i.e., connected by at least one path), but the subgraph is not connected to any additional vertices in the supergraph. Briefly describe how to extend the breadth first search (BFS) algorithm to determine the number of connected components in an undirected graph (You may give a sketch of pseudo code and highlight the lines that are different from the original BFS algorithm. Comment your pseudo code to make it easy to understand).</text:span></text:p>
        </text:list-item>
        <text:list-item>
          <text:p text:style-name="P5"><text:span text:style-name="T4">[10%] Enumerate the nodes in the following graph in (a) BFS order and (b) DFS order, starting from node 1. </text:span></text:p>
        </text:list-item>
      </text:list>
      <text:p text:style-name="P9"><text:soft-page-break/><draw:frame draw:style-name="fr1" draw:name="Image1" text:anchor-type="as-char" svg:width="2.3736in" svg:height="1.6445in" draw:z-index="0"><draw:image xlink:href="Pictures/200000090000381A000026E0B0C4C4FD.wmf" xlink:type="simple" xlink:show="embed" xlink:actuate="onLoad"/></draw:frame></text:p>
      <text:list xml:id="list235528666792684" text:continue-numbering="true" text:style-name="WW8Num11">
        <text:list-item>
          <text:p text:style-name="P4"><text:span text:style-name="T4">[25%] For each node </text:span><text:span text:style-name="T6">u</text:span><text:span text:style-name="T4"> in an undirected graph </text:span><text:span text:style-name="T6">G</text:span><text:span text:style-name="T4">(</text:span><text:span text:style-name="T6">V</text:span><text:span text:style-name="T4">, </text:span><text:span text:style-name="T6">E</text:span><text:span text:style-name="T4">), let </text:span><text:span text:style-name="T6">sDegree</text:span><text:span text:style-name="T4">(</text:span><text:span text:style-name="T6">u</text:span><text:span text:style-name="T4">) be the sum of the degrees of the neighbors of </text:span><text:span text:style-name="T6">u</text:span><text:span text:style-name="T4">, that is,</text:span><text:span text:style-name="T4"><draw:frame draw:style-name="fr2" draw:name="Object1" text:anchor-type="as-char" svg:width="2.2189in" svg:height="0.361in" draw:z-index="1"><draw:object xlink:href="./Object 1" xlink:type="simple" xlink:show="embed" xlink:actuate="onLoad"/><draw:image xlink:href="./ObjectReplacements/Object 1" xlink:type="simple" xlink:show="embed" xlink:actuate="onLoad"/></draw:frame></text:span><text:span text:style-name="T4">. Given an adjacency-list implementation of a graph </text:span><text:span text:style-name="T6">G</text:span><text:span text:style-name="T4">(</text:span><text:span text:style-name="T6">V</text:span><text:span text:style-name="T4">, </text:span><text:span text:style-name="T6">E</text:span><text:span text:style-name="T4">), provide pseudo code (comment your pseudo code to make it easy to understand) for an O(|</text:span><text:span text:style-name="T6">V</text:span><text:span text:style-name="T4">|+|</text:span><text:span text:style-name="T6">E</text:span><text:span text:style-name="T4">|) algorithm that outputs for each node </text:span><text:span text:style-name="T6">u</text:span><text:span text:style-name="T4"> its </text:span><text:span text:style-name="T6">sDegree(u)</text:span><text:span text:style-name="T4"> [20%], and <text:s/>briefly analyze the time complexity of your algorithm to justify it is O(|</text:span><text:span text:style-name="T6">V</text:span><text:span text:style-name="T4">|+|</text:span><text:span text:style-name="T6">E</text:span><text:span text:style-name="T4">|). [5%] <text:s/></text:span></text:p>
        </text:list-item>
        <text:list-item>
          <text:p text:style-name="P4"><text:span text:style-name="T4">(Bonus Question) [30%] Consider a modification to the activity selection problem in which each activity </text:span><text:span text:style-name="T6">a</text:span><text:span text:style-name="T13">i</text:span><text:span text:style-name="T4"> has, in addition to a start and finish time, a value </text:span><text:span text:style-name="T6">v</text:span><text:span text:style-name="T13">i</text:span><text:span text:style-name="T4">. The objective is no longer to maximize the number of compatible activities scheduled, but instead to maximize the total value of the compatible activities scheduled. This is called the weighted activity selection problem. Develop a bottom-up dynamic programming solution for this problem. Your solution should have a time complexity in O(</text:span><text:span text:style-name="T6">n</text:span><text:span text:style-name="T15">2</text:span><text:span text:style-name="T4">), where </text:span><text:span text:style-name="T6">n</text:span><text:span text:style-name="T4"> is the total number of activities in the input.</text:span></text:p>
        </text:list-item>
      </text:list>
      <text:p text:style-name="P11"><text:span text:style-name="T4">Hint: for the original problem, a subproblem can be created based on either (i) all activities excluding the one with the latest ending time, a</text:span><text:span text:style-name="T14">j</text:span><text:span text:style-name="T4">; or (ii) all activities that are compatible with a</text:span><text:span text:style-name="T14">j</text:span><text:span text:style-name="T4"> (the one with the latest ending time). How do you quickly find out the activity with the next latest ending time but is still compatible with a</text:span><text:span text:style-name="T14">j</text:span><text:span text:style-name="T4">?</text:span></text:p>
      <text:p text:style-name="P12">Your solution should contain the following parts (no need to show the pseudo code of your algorithm).</text:p>
      <text:list xml:id="list235528233140906" text:continue-numbering="true" text:style-name="WW8Num11">
        <text:list-item>
          <text:list>
            <text:list-item>
              <text:p text:style-name="P4"><text:span text:style-name="T4">[10%] Clearly define the recursive function c[j] which represents the optimal value for the subproblem including activities ending when </text:span><text:span text:style-name="T6">a</text:span><text:span text:style-name="T13">j</text:span><text:span text:style-name="T4"> finishes. c[n] represents the optimal value for the original problem.</text:span></text:p>
            </text:list-item>
            <text:list-item>
              <text:p text:style-name="P6">[10%] Demonstrate your solution on the following problem instance. Provide your solution steps in a table that contains optimal values for all subproblems. </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0"/>
          </table:table-cell>
          <table:table-cell table:style-name="Table1.A1" office:value-type="string">
            <text:p text:style-name="P7"><text:span text:style-name="T6">a</text:span><text:span text:style-name="T13">1</text:span></text:p>
          </table:table-cell>
          <table:table-cell table:style-name="Table1.A1" office:value-type="string">
            <text:p text:style-name="P7"><text:span text:style-name="T6">a</text:span><text:span text:style-name="T13">2</text:span></text:p>
          </table:table-cell>
          <table:table-cell table:style-name="Table1.A1" office:value-type="string">
            <text:p text:style-name="P7"><text:span text:style-name="T6">a</text:span><text:span text:style-name="T13">3</text:span></text:p>
          </table:table-cell>
          <table:table-cell table:style-name="Table1.A1" office:value-type="string">
            <text:p text:style-name="P7"><text:span text:style-name="T6">a</text:span><text:span text:style-name="T13">4</text:span></text:p>
          </table:table-cell>
          <table:table-cell table:style-name="Table1.F1" office:value-type="string">
            <text:p text:style-name="P7"><text:span text:style-name="T6">a</text:span><text:span text:style-name="T13">5</text:span></text:p>
          </table:table-cell>
        </table:table-row>
        <table:table-row table:style-name="Table1.2">
          <table:table-cell table:style-name="Table1.A1" office:value-type="string">
            <text:p text:style-name="P8">Start Time</text:p>
          </table:table-cell>
          <table:table-cell table:style-name="Table1.A1" office:value-type="string">
            <text:p text:style-name="P9">0</text:p>
          </table:table-cell>
          <table:table-cell table:style-name="Table1.A1" office:value-type="string">
            <text:p text:style-name="P9">1</text:p>
          </table:table-cell>
          <table:table-cell table:style-name="Table1.A1" office:value-type="string">
            <text:p text:style-name="P9">3</text:p>
          </table:table-cell>
          <table:table-cell table:style-name="Table1.A1" office:value-type="string">
            <text:p text:style-name="P9">5</text:p>
          </table:table-cell>
          <table:table-cell table:style-name="Table1.F1" office:value-type="string">
            <text:p text:style-name="P9">7</text:p>
          </table:table-cell>
        </table:table-row>
        <table:table-row table:style-name="Table1.3">
          <table:table-cell table:style-name="Table1.A1" office:value-type="string">
            <text:p text:style-name="P8">Finish Time</text:p>
          </table:table-cell>
          <table:table-cell table:style-name="Table1.A1" office:value-type="string">
            <text:p text:style-name="P9">2</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8</text:p>
          </table:table-cell>
          <table:table-cell table:style-name="Table1.F1" office:value-type="string">
            <text:p text:style-name="P9">11</text:p>
          </table:table-cell>
        </table:table-row>
        <table:table-row table:style-name="Table1.4">
          <table:table-cell table:style-name="Table1.A1" office:value-type="string">
            <text:p text:style-name="P8">Value</text:p>
          </table:table-cell>
          <table:table-cell table:style-name="Table1.A1" office:value-type="string">
            <text:p text:style-name="P9">20</text:p>
          </table:table-cell>
          <table:table-cell table:style-name="Table1.A1" office:value-type="string">
            <text:p text:style-name="P9">70</text:p>
          </table:table-cell>
          <table:table-cell table:style-name="Table1.A1" office:value-type="string">
            <text:p text:style-name="P9">30</text:p>
          </table:table-cell>
          <table:table-cell table:style-name="Table1.A1" office:value-type="string">
            <text:p text:style-name="P9">50</text:p>
          </table:table-cell>
          <table:table-cell table:style-name="Table1.F1" office:value-type="string">
            <text:p text:style-name="P9">60</text:p>
          </table:table-cell>
        </table:table-row>
      </table:table>
      <text:list xml:id="list235527027873946" text:continue-numbering="true" text:style-name="WW8Num11">
        <text:list-item>
          <text:list>
            <text:list-item>
              <text:p text:style-name="P4"><text:span text:style-name="T4">[10%] Briefly analyze and justify the time complexity of your solu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宋体" svg:font-family="宋体, SimSu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5in" style:auto-text-indent="false" style:writing-mode="lr-tb">
        <style:tab-stops>
          <style:tab-stop style:position="0in"/>
        </style:tab-stops>
      </style:paragraph-properties>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Standard" style:list-style-name="WW8StyleNum" style:class="list">
      <style:paragraph-properties fo:margin-left="0.25in" fo:margin-right="0in" fo:margin-top="0in" fo:margin-bottom="0.1665in" loext:contextual-spacing="false" fo:orphans="0" fo:widows="0" fo:text-indent="-0.25in" style:auto-text-indent="false"/>
      <style:text-properties style:font-size-complex="12pt"/>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autospace="none" style:punctuation-wrap="simple" style:vertical-align="baselin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1665in" loext:contextual-spacing="false" fo:text-align="start" style:justify-single-word="false" fo:text-indent="0in"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loext:contextual-spacing="false" fo:text-indent="0in"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left="0in" fo:margin-right="0in" fo:margin-top="0.1945in" fo:margin-bottom="0.1945in" loext:contextual-spacing="false" fo:text-indent="0in" style:auto-text-indent="false"/>
      <style:text-properties fo:font-weight="bold" style:font-weight-asian="bold" style:language-complex="he" style:country-complex="IL" style:font-weight-complex="bold"/>
    </style:style>
    <style:style style:name="code"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able" style:family="paragraph" style:parent-style-name="Standard">
      <style:text-properties fo:font-size="10pt" style:font-size-asian="10pt" style:font-size-complex="14pt"/>
    </style:style>
    <style:style style:name="Header" style:family="paragraph" style:parent-style-name="Standard" style:class="extra">
      <style:paragraph-properties fo:margin-left="0in" fo:margin-right="0in" fo:orphans="2" fo:widows="2" fo:text-indent="0in" style:auto-text-indent="false" style:punctuation-wrap="simple" style:vertical-align="baseline">
        <style:tab-stops>
          <style:tab-stop style:position="0in"/>
          <style:tab-stop style:position="3in" style:type="center"/>
          <style:tab-stop style:position="6in" style:type="right"/>
        </style:tab-stops>
      </style:paragraph-properties>
      <style:text-properties fo:font-weight="bold" style:font-weight-asian="bold" style:font-size-complex="10pt" style:language-complex="ar" style:country-complex="SA"/>
    </style:style>
    <style:style style:name="table_20_entry" style:display-name="table entry" style:family="paragraph" style:parent-style-name="Standard">
      <style:paragraph-properties fo:margin-left="0in" fo:margin-right="0in" fo:text-align="center" style:justify-single-word="false" fo:text-indent="0in" style:auto-text-indent="false"/>
      <style:text-properties style:font-size-complex="16pt"/>
    </style:style>
    <style:style style:name="picture" style:family="paragraph" style:parent-style-name="Standard">
      <style:paragraph-properties fo:margin-left="0in" fo:margin-right="0in" fo:orphans="2" fo:widows="2" fo:text-indent="0in" style:auto-text-indent="false" style:text-autospace="ideograph-alpha"/>
      <style:text-properties fo:font-size="10pt" fo:language="en" fo:country="US" style:font-size-asian="10pt" style:language-asian="en" style:country-asian="US" style:font-size-complex="10pt" style:language-complex="ar" style:country-complex="SA"/>
    </style:style>
    <style:style style:name="Footer" style:family="paragraph" style:parent-style-name="Standard" style:class="extra">
      <style:paragraph-properties>
        <style:tab-stops>
          <style:tab-stop style:position="0in"/>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5in" fo:margin-right="0in" fo:margin-top="0in" fo:margin-bottom="0.1665in" loext:contextual-spacing="false" fo:orphans="0" fo:widows="0" fo:text-indent="0in" style:auto-text-indent="false" style:text-autospace="none" style:punctuation-wrap="simple" style:vertical-align="baseline"/>
      <style:text-properties fo:font-size="12pt" style:font-size-asian="12pt" style:language-complex="ar" style:country-complex="SA"/>
    </style:style>
    <style:style style:name="Normal_20__28_Web_29_" style:display-name="Normal (Web)" style:family="paragraph" style:parent-style-name="Standard">
      <style:paragraph-properties fo:margin-left="0in" fo:margin-right="0in" fo:margin-top="0.1945in" fo:margin-bottom="0.1945in" loext:contextual-spacing="false" fo:text-indent="0in" style:auto-text-indent="false"/>
      <style:text-properties fo:font-size="12pt" style:font-size-asian="12pt" style:font-size-complex="12pt" style:language-complex="ar" style:country-complex="SA"/>
    </style:style>
    <style:style style:name="List_20_Paragraph" style:display-name="List Paragraph" style:family="paragraph" style:parent-style-name="Standard">
      <style:paragraph-properties fo:margin-left="0.5in" fo:margin-right="0in" fo:margin-top="0in" fo:margin-bottom="0.139in" loext:contextual-spacing="false" fo:line-height="115%" fo:text-align="start" style:justify-single-word="false" fo:text-indent="0in" style:auto-text-indent="false">
        <style:tab-stops/>
      </style:paragraph-properties>
      <style:text-properties style:font-name="Calibri" fo:font-family="Calibri" style:font-family-generic="swiss" style:font-pitch="variable" fo:font-size="11pt" style:font-name-asian="PMingLiU" style:font-family-asian="PMingLiU, 新細明體" style:font-family-generic-asian="roman" style:font-pitch-asian="variable" style:font-size-asian="11pt" style:language-asian="zh" style:country-asian="TW" style:font-name-complex="Calibri" style:font-family-complex="Calibri" style:font-family-generic-complex="swiss" style:font-pitch-complex="variable" style:font-size-complex="11pt" style:language-complex="ar" style:country-complex="SA"/>
    </style:style>
    <style:style style:name="Default" style:family="paragraph">
      <style:paragraph-properties fo:orphans="0" fo:widows="0" style:text-autospace="none"/>
      <style:text-properties fo:color="#000000" style:font-name="Times New Roman" fo:font-family="'Times New Roman'" style:font-family-generic="roman" style:font-pitch="variable" fo:font-size="12pt" fo:language="en" fo:country="US"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complex="Times New Roman" style:font-family-complex="'Times New Roman'" style:font-family-generic-complex="roman" style:font-pitch-complex="variable"/>
    </style:style>
    <style:style style:name="WW8Num5z1" style:family="text">
      <style:text-properties style:font-name-complex="Times New Roman" style:font-family-complex="'Times New Roman'" style:font-family-generic-complex="roman" style:font-pitch-complex="variable"/>
    </style:style>
    <style:style style:name="WW8Num5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ize="10pt" style:font-size-asian="10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style:font-name-complex="Times New Roman" style:font-family-complex="'Times New Roman'" style:font-family-generic-complex="roman" style:font-pitch-complex="variable"/>
    </style:style>
    <style:style style:name="WW8Num16z1" style:family="text">
      <style:text-properties style:font-name-complex="Times New Roman" style:font-family-complex="'Times New Roman'" style:font-family-generic-complex="roman" style:font-pitch-complex="variable"/>
    </style:style>
    <style:style style:name="WW8Num17z0" style:family="text">
      <style:text-properties fo:font-size="10pt" style:font-size-asian="10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text-properties fo:font-size="12pt" style:font-size-asian="12pt" style:font-size-complex="12pt"/>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prefix="(" style:num-suffix=")" style:num-format="1">
        <style:list-level-properties text:list-level-position-and-space-mode="label-alignment" fo:text-align="end">
          <style:list-level-label-alignment text:label-followed-by="listtab" fo:text-indent="-0.1252in" fo:margin-left="1.1252in"/>
        </style:list-level-properties>
      </text:list-level-style-number>
      <text:list-level-style-number text:level="4" text:style-name="WW8Num5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6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6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6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6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6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2">
        <style:list-level-properties text:list-level-position-and-space-mode="label-alignment">
          <style:list-level-label-alignment text:label-followed-by="listtab" fo:text-indent="-0.5in" fo:margin-left="0.5in"/>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WW8Num9z0"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text:style-name="WW8Num9z0"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text:style-name="WW8Num9z0"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text:style-name="WW8Num9z0"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text:style-name="WW8Num9z0"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text:style-name="WW8Num9z0"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WW8Num9z0"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fo:text-indent="-0.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WW8Num22z0"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text:style-name="WW8Num22z0"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text:style-name="WW8Num22z0"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text:style-name="WW8Num22z0"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text:style-name="WW8Num22z0"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text:style-name="WW8Num22z0"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WW8Num22z0"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24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24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24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24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24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24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5z0" style:num-suffix="." style:num-format="i">
        <style:list-level-properties text:list-level-position-and-space-mode="label-alignment">
          <style:list-level-label-alignment text:label-followed-by="listtab" text:list-tab-stop-position="1.25in" fo:text-indent="-0.5in" fo:margin-left="1.25in"/>
        </style:list-level-properties>
      </text:list-level-style-number>
      <text:list-level-style-number text:level="3" text:style-name="WW8Num25z0" style:num-suffix=")" style:num-format="a" style:num-letter-sync="true">
        <style:list-level-properties text:list-level-position-and-space-mode="label-alignment">
          <style:list-level-label-alignment text:label-followed-by="listtab" text:list-tab-stop-position="1.4in" fo:text-indent="-0.15in" fo:margin-left="1.3in"/>
        </style:list-level-properties>
      </text:list-level-style-number>
      <text:list-level-style-number text:level="4" text:style-name="WW8Num25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5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5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26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26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26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26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26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26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and Analysis of Algorithms</dc:title>
    <meta:initial-creator>Michal Cutler</meta:initial-creator>
    <meta:creation-date>2014-03-12T10:39:00</meta:creation-date>
    <dc:date>2016-04-04T23:55:26.755024696</dc:date>
    <meta:print-date>2012-02-13T16:08:00</meta:print-date>
    <meta:editing-cycles>20</meta:editing-cycles>
    <meta:editing-duration>P2DT1H9S</meta:editing-duration>
    <meta:document-statistic meta:table-count="1" meta:image-count="1" meta:object-count="1" meta:page-count="2" meta:paragraph-count="44" meta:word-count="839" meta:character-count="4784" meta:non-whitespace-character-count="3990"/>
    <meta:generator>LibreOffice/4.4.6.3$Linux_X86_64 LibreOffice_project/40m0$Build-3</meta:generator>
  </office:meta>
</office:document-meta>
</file>

<file path=Object 1/content.xml><?xml version="1.0" encoding="utf-8"?>
<math xmlns="http://www.w3.org/1998/Math/MathML" display="block">
  <semantics>
    <mrow>
      <mstyle mathsize="12pt">
        <mrow>
          <mstyle mathvariant="italic">
            <mtext>sDegree</mtext>
          </mstyle>
          <mo stretchy="false">(</mo>
          <mi>u</mi>
          <mrow>
            <mo stretchy="false">)</mo>
            <mo stretchy="false">=</mo>
            <mrow>
              <munder>
                <mo stretchy="false">∑</mo>
                <mstyle mathsize="8pt">
                  <mrow>
                    <mo stretchy="false">(</mo>
                    <mi>u</mi>
                    <mi>,</mi>
                    <mi>v</mi>
                    <mrow>
                      <mo stretchy="false">)</mo>
                      <mo stretchy="false">∈</mo>
                      <mi>E</mi>
                    </mrow>
                  </mrow>
                </mstyle>
              </munder>
              <mrow>
                <mstyle mathvariant="italic">
                  <mtext>Degree</mtext>
                </mstyle>
                <mo stretchy="false">(</mo>
                <mi>v</mi>
                <mo stretchy="false">)</mo>
              </mrow>
            </mrow>
          </mrow>
        </mrow>
      </mstyle>
      <mrow/>
    </mrow>
    <annotation encoding="StarMath 5.0"> size 12{ ital "sDegree" \( u \) = Sum cSub { size 8{ \( u,v \)  in E} }  { ital "Degree" \( v \) } } {}</annotation>
  </semantics>
</math>
</file>